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868cm"/>
    </style:style>
    <style:style style:name="co12" style:family="table-column">
      <style:table-column-properties fo:break-before="auto" style:column-width="1.261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977cm"/>
    </style:style>
    <style:style style:name="co16" style:family="table-column">
      <style:table-column-properties fo:break-before="auto" style:column-width="1.23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Lichess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Bullet_Games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Blitz_Games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Rapid_Games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Classical_Games</text:p>
          </table:table-cell>
          <table:table-cell office:value-type="string" calcext:value-type="string">
            <text:p>Puzzle_Rating</text:p>
          </table:table-cell>
          <table:table-cell office:value-type="string" calcext:value-type="string">
            <text:p>Puzzles_Played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Storm_Attempts</text:p>
          </table:table-cell>
          <table:table-cell office:value-type="string" calcext:value-type="string">
            <text:p>Streak</text:p>
          </table:table-cell>
          <table:table-cell office:value-type="string" calcext:value-type="string">
            <text:p>Streak_Attempts</text:p>
          </table:table-cell>
          <table:table-cell office:value-type="string" calcext:value-type="string">
            <text:p>Racer</text:p>
          </table:table-cell>
          <table:table-cell office:value-type="string" calcext:value-type="string">
            <text:p>Racer_Attempt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itana64822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issonKailaniS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myBurbuja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rrbrrpatatim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lebCid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ni0909_Cruz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aniel_1225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anielabarzat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annitaaa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anitahehe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ARG_22ARLETH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lisa_08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lisSan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mily-Jazmin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myr211602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rickvic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scamilla17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spiaPatos3000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er-Vega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idacid_10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niomate22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anniGon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elloKittyD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ermoony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lian-Yunito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imenabarzat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orgeLa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lyIsa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ar02-edu25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arlaPaolaCH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assAxolotl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ileab89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yara_422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am987r8403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inazadri1016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ucyrom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lenePrincess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rtiSebas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tchessbg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teocamargo11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ich_25601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kelmolina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VFP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thChess8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ithan_01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stebansm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utella0102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oNatAjedrez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aquito238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nyo16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tzalliEducares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na_Aimee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ginaFlorencia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ubeRodriNetza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an_davidg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antiagoAntonio-9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bas-24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haChess007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aisiaLLM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ohdez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alrosales5354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egaStarValentina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ic_Gemininiano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ckyRV24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imenaTrujillo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imevega1234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iye2015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su0708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jedrezNomada</text:p>
          </table:table-cell>
          <table:table-cell office:value-type="string" calcext:value-type="string">
            <text:p>m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pibararose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 _-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">
      <number:number number:decimal-places="1" number:min-decimal-places="1" number:min-integer-digits="1" number:grouping="true"/>
    </number:number-style>
    <number:date-style style:name="N14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42">
      <number:text-content/>
      <style:map style:condition="value()&lt;=1.7976931348623157E+308" style:apply-style-name="N142P0"/>
    </number:text-style>
    <number:date-style style:name="N143P0" style:volatile="true">
      <number:day/>
      <number:text>/</number:text>
      <number:month number:style="long"/>
      <number:text>/</number:text>
      <number:year/>
    </number:date-style>
    <number:text-style style:name="N143">
      <number:text-content/>
      <style:map style:condition="value()&lt;=1.7976931348623157E+308" style:apply-style-name="N143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 style:data-style-name="N2" text:time-value="02:51:20.52665203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2-24T02:52:04.327142783</dc:date>
    <meta:editing-duration>PT17M2S</meta:editing-duration>
    <meta:editing-cycles>3</meta:editing-cycles>
    <meta:document-statistic meta:table-count="1" meta:cell-count="229" meta:object-count="0"/>
  </office:meta>
</office:document-meta>
</file>